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weight="bold" style:font-weight-asian="bold" style:font-weight-complex="bold"/>
    </style:style>
    <style:style style:name="P3" style:family="paragraph" style:parent-style-name="Standard">
      <style:text-properties style:font-name="Liberation Mono" fo:font-weight="bold" officeooo:rsid="0019807a" officeooo:paragraph-rsid="0019807a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weight="bold" officeooo:rsid="0019807a" officeooo:paragraph-rsid="0019807a" style:font-weight-asian="bold" style:font-weight-complex="bold"/>
    </style:style>
    <style:style style:name="P5" style:family="paragraph" style:parent-style-name="Standard">
      <style:text-properties style:font-name="Liberation Mono" officeooo:paragraph-rsid="00106779"/>
    </style:style>
    <style:style style:name="P6" style:family="paragraph" style:parent-style-name="Standard">
      <style:text-properties style:font-name="Liberation Mono" fo:font-weight="normal" officeooo:rsid="0016b34e" style:font-weight-asian="normal" style:font-weight-complex="normal"/>
    </style:style>
    <style:style style:name="P7" style:family="paragraph" style:parent-style-name="Standard">
      <style:text-properties style:font-name="Liberation Mono" fo:font-weight="normal" officeooo:rsid="0019807a" officeooo:paragraph-rsid="0019807a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19807a" style:font-weight-asian="normal" style:font-weight-complex="normal"/>
    </style:style>
    <style:style style:name="P9" style:family="paragraph" style:parent-style-name="Standard">
      <style:text-properties style:font-name="Liberation Mono" fo:font-weight="normal" officeooo:rsid="001dcdab" officeooo:paragraph-rsid="001dcdab" style:font-weight-asian="normal" style:font-weight-complex="normal"/>
    </style:style>
    <style:style style:name="P10" style:family="paragraph" style:parent-style-name="Standard">
      <style:text-properties style:font-name="Liberation Mono" fo:font-weight="bold" officeooo:rsid="00106779" officeooo:paragraph-rsid="00106779" style:font-weight-asian="bold" style:font-weight-complex="bold"/>
    </style:style>
    <style:style style:name="P11" style:family="paragraph" style:parent-style-name="Standard">
      <style:paragraph-properties fo:break-before="page"/>
      <style:text-properties style:font-name="Liberation Mono" fo:font-weight="bold" officeooo:rsid="001dcdab" officeooo:paragraph-rsid="001dcdab" style:font-weight-asian="bold" style:font-weight-complex="bold"/>
    </style:style>
    <style:style style:name="P12" style:family="paragraph" style:parent-style-name="Standard">
      <style:text-properties style:font-name="Liberation Mono" fo:font-weight="bold" officeooo:rsid="001dcdab" officeooo:paragraph-rsid="001dcdab" style:font-weight-asian="bold" style:font-weight-complex="bold"/>
    </style:style>
    <style:style style:name="T1" style:family="text">
      <style:text-properties officeooo:rsid="001a4bb7"/>
    </style:style>
    <style:style style:name="T2" style:family="text">
      <style:text-properties officeooo:rsid="001dcdab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xperiment No: 0<text:span text:style-name="T2">7</text:span></text:p>
      <text:p text:style-name="P2">Experiment Name: <text:span text:style-name="T2">Code Generation</text:span></text:p>
      <text:p text:style-name="P2">Date: <text:span text:style-name="T2">10</text:span><text:span text:style-name="T1">/11/2022</text:span></text:p>
      <text:p text:style-name="P2">Author: Melvin Thomas</text:p>
      <text:p text:style-name="P1"/>
      <text:p text:style-name="P1"/>
      <text:p text:style-name="P10">PROGRAM</text:p>
      <text:p text:style-name="P5"><text:span text:style-name="T3">--------</text:span></text:p>
      <text:p text:style-name="P5"><text:s/></text:p>
      <text:p text:style-name="P5"/>
      <text:p text:style-name="P8">#include &lt;stdio.h&gt;</text:p>
      <text:p text:style-name="P8">#include &lt;string.h&gt;</text:p>
      <text:p text:style-name="P8">#include&lt;stdlib.h&gt;</text:p>
      <text:p text:style-name="P8">void main()</text:p>
      <text:p text:style-name="P8">{</text:p>
      <text:p text:style-name="P8"><text:s text:c="4"/>char code[10][30], str[20], opr[10];</text:p>
      <text:p text:style-name="P8"><text:s text:c="4"/>int i = 0,k=0;</text:p>
      <text:p text:style-name="P8"><text:s text:c="4"/>FILE *fp1,*fp2;</text:p>
      <text:p text:style-name="P8"><text:s text:c="4"/>fp1=fopen("input.txt","r");</text:p>
      <text:p text:style-name="P8"><text:s text:c="4"/>//printf("FILE OPENED\n");</text:p>
      <text:p text:style-name="P8"><text:s text:c="4"/>fp2=fopen("output.txt","w+");</text:p>
      <text:p text:style-name="P8"><text:s text:c="4"/>char op,fir[10],sec[10],res[10];</text:p>
      <text:p text:style-name="P8"><text:s text:c="4"/>while(!feof(fp1)){</text:p>
      <text:p text:style-name="P8"/>
      <text:p text:style-name="P8"><text:s text:c="8"/>fscanf(fp1,"%c\t%s\t%s\t%s\n",&amp;op,fir,sec,res);</text:p>
      <text:p text:style-name="P8"><text:s text:c="8"/>//printf("%c\t%s\t%s\t%s\n",op,fir,sec,res);</text:p>
      <text:p text:style-name="P8"><text:s text:c="4"/></text:p>
      <text:p text:style-name="P8"><text:s text:c="8"/>switch (op){</text:p>
      <text:p text:style-name="P8"><text:s text:c="16"/>case '+':</text:p>
      <text:p text:style-name="P8"><text:s text:c="24"/>strcpy(opr, "ADD ");</text:p>
      <text:p text:style-name="P8"><text:s text:c="24"/>i=0;</text:p>
      <text:p text:style-name="P8"><text:s text:c="24"/>break;</text:p>
      <text:p text:style-name="P8"><text:s text:c="16"/>case '-':</text:p>
      <text:p text:style-name="P8"><text:s text:c="24"/>strcpy(opr, "SUB");</text:p>
      <text:p text:style-name="P8"><text:s text:c="24"/>i=0;</text:p>
      <text:p text:style-name="P8"><text:s text:c="24"/>break;</text:p>
      <text:p text:style-name="P8"><text:s text:c="16"/>case '*':</text:p>
      <text:p text:style-name="P8"><text:s text:c="24"/>strcpy(opr, "MUL ");</text:p>
      <text:p text:style-name="P8"><text:s text:c="24"/>i=1;</text:p>
      <text:p text:style-name="P8"><text:s text:c="24"/>break;</text:p>
      <text:p text:style-name="P8"><text:s text:c="16"/>case '/' :</text:p>
      <text:p text:style-name="P8"><text:s text:c="24"/>strcpy(opr, "DIV");</text:p>
      <text:p text:style-name="P8"><text:s text:c="24"/>i=1;</text:p>
      <text:p text:style-name="P8"><text:s text:c="24"/>break;</text:p>
      <text:p text:style-name="P8"><text:s text:c="12"/>}</text:p>
      <text:p text:style-name="P8"><text:s text:c="12"/>if(strlen(fir)==2)</text:p>
      <text:p text:style-name="P8"><text:s text:c="12"/>{</text:p>
      <text:p text:style-name="P8"><text:s text:c="16"/>if (fir[1]=='1')</text:p>
      <text:p text:style-name="P8"><text:s text:c="24"/>fprintf(fp2,"MOV AX,DH\n");</text:p>
      <text:p text:style-name="P8"><text:s text:c="16"/>else if (fir[1]=='2')</text:p>
      <text:p text:style-name="P8"><text:s text:c="24"/>fprintf(fp2,"MOV BX,DL\n");</text:p>
      <text:p text:style-name="P8"><text:soft-page-break/><text:s text:c="16"/>else if (fir[1]=='3')</text:p>
      <text:p text:style-name="P8"><text:s text:c="24"/>fprintf(fp2,"MOV CX,CH\n");</text:p>
      <text:p text:style-name="P8"><text:s text:c="16"/>else if (fir[1]=='4')</text:p>
      <text:p text:style-name="P8"><text:s text:c="24"/>fprintf(fp2,"MOV DX,CL\n");</text:p>
      <text:p text:style-name="P8"><text:s text:c="12"/>}</text:p>
      <text:p text:style-name="P8"><text:s text:c="12"/>else</text:p>
      <text:p text:style-name="P8"><text:s text:c="12"/>fprintf(fp2,"MOV AX,[%s]\n", fir);</text:p>
      <text:p text:style-name="P8"><text:s text:c="12"/>if(strlen(sec)==2)</text:p>
      <text:p text:style-name="P8"><text:s text:c="12"/>{</text:p>
      <text:p text:style-name="P8"><text:s text:c="16"/>if (sec[1]=='1')</text:p>
      <text:p text:style-name="P8"><text:s text:c="24"/>fprintf(fp2,"MOV BX,DH\n");</text:p>
      <text:p text:style-name="P8"><text:s text:c="16"/>else if (sec[1]=='2')</text:p>
      <text:p text:style-name="P8"><text:s text:c="24"/>fprintf(fp2,"MOV BX,DL\n");</text:p>
      <text:p text:style-name="P8"><text:s text:c="16"/>else if (sec[1]=='3')</text:p>
      <text:p text:style-name="P8"><text:s text:c="24"/>fprintf(fp2,"MOV BX,CH\n");</text:p>
      <text:p text:style-name="P8"><text:s text:c="16"/>else if (sec[1]=='4')</text:p>
      <text:p text:style-name="P8"><text:s text:c="24"/>fprintf(fp2,"MOV BX,CL\n");</text:p>
      <text:p text:style-name="P8"><text:s text:c="12"/>}</text:p>
      <text:p text:style-name="P8"><text:s text:c="12"/>else</text:p>
      <text:p text:style-name="P8"><text:s text:c="16"/>fprintf(fp2,"MOV BX,[%s]\n",sec);</text:p>
      <text:p text:style-name="P8"><text:s text:c="12"/>if (i==0)</text:p>
      <text:p text:style-name="P8"><text:s text:c="12"/>fprintf(fp2,"%sAX,BX\n", opr);</text:p>
      <text:p text:style-name="P8"><text:s text:c="12"/>else</text:p>
      <text:p text:style-name="P8"><text:s text:c="12"/>fprintf(fp2,"%sBX\n", opr);</text:p>
      <text:p text:style-name="P8"><text:s text:c="12"/>if(strlen(res)==2)</text:p>
      <text:p text:style-name="P8"><text:s text:c="12"/>{</text:p>
      <text:p text:style-name="P8"><text:s text:c="16"/>if (res[1]=='1')</text:p>
      <text:p text:style-name="P8"><text:s text:c="24"/>fprintf(fp2,"MOV DH,AX\n");</text:p>
      <text:p text:style-name="P8"><text:s text:c="16"/>else if (res[1]=='2')</text:p>
      <text:p text:style-name="P8"><text:s text:c="24"/>fprintf(fp2,"MOV DL,AX\n");</text:p>
      <text:p text:style-name="P8"><text:s text:c="16"/>else if (res[1]=='3')</text:p>
      <text:p text:style-name="P8"><text:s text:c="24"/>fprintf(fp2,"MOV CH,AX\n");</text:p>
      <text:p text:style-name="P8"><text:s text:c="16"/>else if (res[1]=='4') <text:s text:c="2"/></text:p>
      <text:p text:style-name="P8"><text:s text:c="24"/>fprintf(fp2,"MOV CL,AX\n");</text:p>
      <text:p text:style-name="P8"><text:s text:c="12"/>}</text:p>
      <text:p text:style-name="P8"><text:s text:c="12"/></text:p>
      <text:p text:style-name="P8"><text:s text:c="12"/>k++;</text:p>
      <text:p text:style-name="P8"><text:s text:c="12"/></text:p>
      <text:p text:style-name="P8"><text:s text:c="4"/>}</text:p>
      <text:p text:style-name="P8">}</text:p>
      <text:p text:style-name="P11">INPUT</text:p>
      <text:p text:style-name="P12">-----</text:p>
      <text:p text:style-name="P12"/>
      <text:p text:style-name="P9">* b c t1</text:p>
      <text:p text:style-name="P9">+ a ti t2</text:p>
      <text:p text:style-name="P9"/>
      <text:p text:style-name="P9"/>
      <text:p text:style-name="P12">OUTPUT</text:p>
      <text:p text:style-name="P12">------</text:p>
      <text:p text:style-name="P12"/>
      <text:p text:style-name="P9">MOV AX,[b]</text:p>
      <text:p text:style-name="P9">MOV BX,[c]</text:p>
      <text:p text:style-name="P9">MUL BX</text:p>
      <text:p text:style-name="P9">MOV DH,AX</text:p>
      <text:p text:style-name="P9">MOV AX,[a]</text:p>
      <text:p text:style-name="P9">ADD AX,BX</text:p>
      <text:p text:style-name="P9">MOV DL,AX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4:25:53.393732710</meta:creation-date>
    <dc:date>2022-11-10T15:46:58.981013535</dc:date>
    <meta:editing-duration>PT1H24M57S</meta:editing-duration>
    <meta:editing-cycles>12</meta:editing-cycles>
    <meta:generator>LibreOffice/7.3.6.2$Linux_X86_64 LibreOffice_project/30$Build-2</meta:generator>
    <meta:print-date>2022-11-03T13:41:08.901988870</meta:print-date>
    <meta:document-statistic meta:table-count="0" meta:image-count="0" meta:object-count="0" meta:page-count="3" meta:paragraph-count="100" meta:word-count="180" meta:character-count="2654" meta:non-whitespace-character-count="1414"/>
  </office:meta>
</office:document-meta>
</file>